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DANICA ANAHUE CATUNTA</text:span></text:p>
      <text:p text:style-name="P3"><text:span text:style-name="T6">CANT. TOTAL DE CAJAS: 9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9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YLLANEZ CUSI, LEYDI GLADY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22:1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